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est" table:style-name="ta1" table:print="false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 idx</text:p>
          </table:table-cell>
          <table:table-cell office:value-type="string">
            <text:p>header 4</text:p>
          </table:table-cell>
          <table:table-cell office:value-type="string">
            <text:p>header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arch 1</text:p>
          </table:table-cell>
          <table:table-cell/>
          <table:table-cell office:value-type="string">
            <text:p>data1 1 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ata1 2 2</text:p>
          </table:table-cell>
          <table:table-cell office:value-type="string">
            <text:p>search 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earch 3</text:p>
          </table:table-cell>
          <table:table-cell office:value-type="string">
            <text:p>data1 3 4</text:p>
          </table:table-cell>
          <table:table-cell office:value-type="string">
            <text:p>data1 3 5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>
            <text:p># table 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eader 1 idx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arch 1</text:p>
          </table:table-cell>
          <table:table-cell table:number-columns-repeated="3"/>
          <table:table-cell table:style-name="ce1" office:value-type="string">
            <text:p># table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arch 2</text:p>
          </table:table-cell>
          <table:table-cell office:value-type="string">
            <text:p>data2 2 2</text:p>
          </table:table-cell>
          <table:table-cell office:value-type="string">
            <text:p>data2 2 3</text:p>
          </table:table-cell>
          <table:table-cell/>
          <table:table-cell office:value-type="string">
            <text:p>header 1</text:p>
          </table:table-cell>
          <table:table-cell office:value-type="string">
            <text:p>header 2 idx</text:p>
          </table:table-cell>
          <table:table-cell office:value-type="string">
            <text:p>header 3</text:p>
          </table:table-cell>
          <table:table-cell office:value-type="string">
            <text:p>header 4</text:p>
          </table:table-cell>
          <table:table-cell/>
        </table:table-row>
        <table:table-row table:style-name="ro1">
          <table:table-cell/>
          <table:table-cell office:value-type="string">
            <text:p>search 3</text:p>
          </table:table-cell>
          <table:table-cell table:number-columns-repeated="4"/>
          <table:table-cell office:value-type="string">
            <text:p>search 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earch 2</text:p>
          </table:table-cell>
          <table:table-cell office:value-type="string">
            <text:p>data3 2 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earch 3</text:p>
          </table:table-cell>
          <table:table-cell/>
          <table:table-cell office:value-type="string">
            <text:p>data3 3 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# table 4</text:p>
          </table:table-cell>
          <table:table-cell table:number-columns-repeated="9"/>
        </table:table-row>
        <table:table-row table:style-name="ro1">
          <table:table-cell office:value-type="string">
            <text:p>header 1</text:p>
          </table:table-cell>
          <table:table-cell table:number-columns-repeated="9"/>
        </table:table-row>
        <table:table-row table:style-name="ro1">
          <table:table-cell office:value-type="string">
            <text:p>search</text:p>
          </table:table-cell>
          <table:table-cell table:number-columns-repeated="9"/>
        </table:table-row>
        <table:table-row table:style-name="ro1">
          <table:table-cell office:value-type="string">
            <text:p>search</text:p>
          </table:table-cell>
          <table:table-cell table:number-columns-repeated="9"/>
        </table:table-row>
        <table:table-row table:style-name="ro1">
          <table:table-cell office:value-type="string">
            <text:p>search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5</text:p>
          </table:table-cell>
          <table:table-cell table:number-columns-repeated="4"/>
          <table:table-cell table:style-name="ce1" office:value-type="string">
            <text:p># table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office:value-type="string">
            <text:p>header 4</text:p>
          </table:table-cell>
          <table:table-cell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</table:table-row>
        <table:table-row table:style-name="ro1">
          <table:table-cell table:number-columns-repeated="4"/>
          <table:table-cell office:value-type="string">
            <text:p>data5 1 3</text:p>
          </table:table-cell>
          <table:table-cell office:value-type="string">
            <text:p>data5 1 4</text:p>
          </table:table-cell>
          <table:table-cell/>
          <table:table-cell office:value-type="string">
            <text:p>data5 2 1</text:p>
          </table:table-cell>
          <table:table-cell/>
          <table:table-cell office:value-type="string">
            <text:p>data5 1 3</text:p>
          </table:table-cell>
        </table:table-row>
        <table:table-row table:style-name="ro1">
          <table:table-cell table:number-columns-repeated="2"/>
          <table:table-cell office:value-type="string">
            <text:p>data5 2 1</text:p>
          </table:table-cell>
          <table:table-cell table:number-columns-repeated="4"/>
          <table:table-cell office:value-type="string">
            <text:p>!! comment r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5 3 2</text:p>
          </table:table-cell>
          <table:table-cell office:value-type="string">
            <text:p>data5 3 3</text:p>
          </table:table-cell>
          <table:table-cell office:value-type="string">
            <text:p>data5 3 4</text:p>
          </table:table-cell>
          <table:table-cell/>
          <table:table-cell office:value-type="string">
            <text:p>data5 2 2</text:p>
          </table:table-cell>
          <table:table-cell office:value-type="string">
            <text:p>data5 3 2</text:p>
          </table:table-cell>
          <table:table-cell office:value-type="string">
            <text:p>data5 3 3</text:p>
          </table:table-cell>
        </table:table-row>
        <table:table-row table:style-name="ro1">
          <table:table-cell table:number-columns-repeated="4"/>
          <table:table-cell office:value-type="string">
            <text:p>data5 4 3</text:p>
          </table:table-cell>
          <table:table-cell office:value-type="string">
            <text:p>data5 4 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ata5 6 1</text:p>
          </table:table-cell>
          <table:table-cell office:value-type="string">
            <text:p>data5 6 2</text:p>
          </table:table-cell>
          <table:table-cell office:value-type="string">
            <text:p>data5 6 3</text:p>
          </table:table-cell>
          <table:table-cell office:value-type="string">
            <text:p>data5 6 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1" office:value-type="string">
            <text:p># table 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roups</text:p>
          </table:table-cell>
          <table:table-cell office:value-type="string">
            <text:p>tim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2</text:p>
          </table:table-cell>
          <table:table-cell office:value-type="string">
            <text:p>3,2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3</text:p>
          </table:table-cell>
          <table:table-cell office:value-type="string">
            <text:p>5,4,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2,atom3</text:p>
          </table:table-cell>
          <table:table-cell office:value-type="string">
            <text:p>2,3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2,atom3</text:p>
          </table:table-cell>
          <table:table-cell office:value-type="string">
            <text:p>1,1,1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Mono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/01/2014</text:date>, <text:time>20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9:15:35</meta:creation-date>
    <dc:date>2014-01-27T20:15:13</dc:date>
    <meta:editing-duration>P4DT14H13M53S</meta:editing-duration>
    <meta:editing-cycles>35</meta:editing-cycles>
    <meta:generator>OpenOffice/4.0.1$Unix OpenOffice.org_project/401$Build-0</meta:generator>
    <meta:document-statistic meta:table-count="1" meta:cell-count="75" meta:object-count="0"/>
  </office:meta>
</office:document-meta>
</file>